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4.101cm"/>
    </style:style>
    <style:style style:name="Tabla1.C" style:family="table-column">
      <style:table-column-properties style:column-width="9.208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15ff05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5ff05" officeooo:paragraph-rsid="0015ff05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text-indent="0cm" style:auto-text-indent="false"/>
    </style:style>
    <style:style style:name="P8" style:family="paragraph" style:parent-style-name="Preformatted_20_Text">
      <style:paragraph-properties fo:margin-top="0cm" fo:margin-bottom="0.499cm" style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5ff05" officeooo:paragraph-rsid="0015ff05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5ff05" officeooo:paragraph-rsid="0015ff05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officeooo:rsid="0015ff05" officeooo:paragraph-rsid="0015ff05" loext:padding-left="0.318cm" loext:padding-right="0cm" loext:padding-top="0cm" loext:padding-bottom="0cm" loext:border-left="3pt solid #04aa6d" loext:border-right="none" loext:border-top="none" loext:border-bottom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5ff05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5ff05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5ff05" fo:background-color="transparent" loext:char-shading-value="0"/>
    </style:style>
    <style:style style:name="T8" style:family="text">
      <style:text-properties officeooo:rsid="0015ff05"/>
    </style:style>
    <style:style style:name="T9" style:family="text">
      <style:text-properties officeooo:rsid="0015ff05" loext:padding="0cm" loext:border="none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css/exercise.asp?filename=exercise_attribute_selectors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ectores de atributos <text:span text:style-name="T8">en </text:span>CSS</text:h>
      <text:p text:style-name="P15"><text:span text:style-name="T1"/></text:p>
      <text:p text:style-name="Horizontal_20_Line"/>
      <text:h text:style-name="P2" text:outline-level="2">Diseñe elementos HTML con atributos específicos</text:h>
      <text:p text:style-name="P16">Es posible diseñar elementos HTML que tengan atributos o valores de atributos específicos.</text:p>
      <text:p text:style-name="Horizontal_20_Line"/>
      <text:h text:style-name="P2" text:outline-level="2">Selector CSS [a<text:span text:style-name="T8">tributo</text:span>]</text:h>
      <text:p text:style-name="P20">El selector <text:span text:style-name="Source_20_Text"><text:span text:style-name="T2">[a</text:span></text:span><text:span text:style-name="Source_20_Text"><text:span text:style-name="T9">tributo</text:span></text:span><text:span text:style-name="Source_20_Text"><text:span text:style-name="T2">] </text:span></text:span>se utiliza para seleccionar elementos con un atributo específico.</text:p>
      <text:p text:style-name="P16">El siguiente ejemplo selecciona todos los elementos &lt;a&gt; con un atributo <text:span text:style-name="T8">target</text:span>:</text:p>
      <text:h text:style-name="P6" text:outline-level="3">Ejemplo</text:h>
      <text:p text:style-name="P17">a[target] <text:span text:style-name="T3">{</text:span><text:span text:style-name="T4"><text:line-break/>  background-color</text:span><text:span text:style-name="T3">:</text:span><text:span text:style-name="T5"> yellow</text:span><text:span text:style-name="T3">;</text:span><text:span text:style-name="T4"><text:line-break/></text:span><text:span text:style-name="T3">}</text:span></text:p>
      <text:p text:style-name="P19"><text:a xlink:type="simple" xlink:href="https://www.w3schools.com/css/tryit.asp?filename=trycss_sel_attribute" office:target-frame-name="_blank" xlink:show="new" text:style-name="Internet_20_link" text:visited-style-name="Visited_20_Internet_20_Link"><text:span text:style-name="T9">E</text:span></text:a><text:span text:style-name="T9">jemplo completo:</text:span></text:p>
      <text:p text:style-name="P19"><text:span text:style-name="T9">&lt;!DOCTYPE html&gt;</text:span></text:p>
      <text:p text:style-name="P19"><text:span text:style-name="T9">&lt;html&gt;</text:span></text:p>
      <text:p text:style-name="P19"><text:span text:style-name="T9">&lt;head&gt;</text:span></text:p>
      <text:p text:style-name="P19"><text:span text:style-name="T9">&lt;style&gt;</text:span></text:p>
      <text:p text:style-name="P19"><text:span text:style-name="T9">a[target] {</text:span></text:p>
      <text:p text:style-name="P19"><text:span text:style-name="T9"><text:s text:c="2"/>background-color: yellow;</text:span></text:p>
      <text:p text:style-name="P19"><text:span text:style-name="T9">}</text:span></text:p>
      <text:p text:style-name="P19"><text:span text:style-name="T9">&lt;/style&gt;</text:span></text:p>
      <text:p text:style-name="P19"><text:span text:style-name="T9">&lt;/head&gt;</text:span></text:p>
      <text:p text:style-name="P19"><text:span text:style-name="T9">&lt;body&gt;</text:span></text:p>
      <text:p text:style-name="P19"><text:span text:style-name="T9"/></text:p>
      <text:p text:style-name="P19"><text:span text:style-name="T9"/></text:p>
      <text:p text:style-name="P19"><text:span text:style-name="T9">&lt;a href="https://www.w3schools.com"&gt;w3schools.com&lt;/a&gt;</text:span></text:p>
      <text:p text:style-name="P19"><text:span text:style-name="T9">&lt;a href="http://www.disney.com" target="_blank"&gt;disney.com&lt;/a&gt;</text:span></text:p>
      <text:p text:style-name="P19"><text:span text:style-name="T9">&lt;a href="http://www.wikipedia.org" target="_top"&gt;wikipedia.org&lt;/a&gt;</text:span></text:p>
      <text:p text:style-name="P19"><text:span text:style-name="T9"/></text:p>
      <text:p text:style-name="P19"><text:span text:style-name="T9">&lt;/body&gt;</text:span></text:p>
      <text:p text:style-name="P19"><text:span text:style-name="T9">&lt;/html&gt;</text:span></text:p>
      <text:p text:style-name="Horizontal_20_Line"/>
      <text:h text:style-name="P4" text:outline-level="2">Selector CSS [a<text:span text:style-name="T8">tributo</text:span>="va<text:span text:style-name="T8">lor</text:span>"]</text:h>
      <text:p text:style-name="P20">E<text:span text:style-name="T8">l selector </text:span><text:span text:style-name="Source_20_Text"><text:span text:style-name="T2">[a</text:span></text:span><text:span text:style-name="Source_20_Text"><text:span text:style-name="T9">tributo</text:span></text:span><text:span text:style-name="Source_20_Text"><text:span text:style-name="T2">="val</text:span></text:span><text:span text:style-name="Source_20_Text"><text:span text:style-name="T9">or</text:span></text:span><text:span text:style-name="Source_20_Text"><text:span text:style-name="T2">"] </text:span></text:span>se utiliza para seleccionar elementos con un atributo y valor específicos.</text:p>
      <text:p text:style-name="P16"><text:soft-page-break/>El siguiente ejemplo selecciona todos los elementos &lt;a&gt; con un atributo target="_blank":</text:p>
      <text:h text:style-name="P6" text:outline-level="3">Ejemplo</text:h>
      <text:p text:style-name="P17">a[target="_blank"] <text:span text:style-name="T3">{</text:span><text:span text:style-name="T4"><text:line-break/>  background-color</text:span><text:span text:style-name="T3">:</text:span><text:span text:style-name="T5"> yellow</text:span><text:span text:style-name="T3">;</text:span><text:span text:style-name="T4"><text:line-break/></text:span><text:span text:style-name="T3">}</text:span></text:p>
      <text:p text:style-name="P19"><text:span text:style-name="T9">Ejemplo completo:</text:span></text:p>
      <text:p text:style-name="P19"><text:span text:style-name="T2"><text:s/>&lt;!DOCTYPE html&gt;</text:span></text:p>
      <text:p text:style-name="P15"><text:span text:style-name="T2">&lt;html&gt;</text:span></text:p>
      <text:p text:style-name="P15"><text:span text:style-name="T2">&lt;head&gt;</text:span></text:p>
      <text:p text:style-name="P15"><text:span text:style-name="T2">&lt;style&gt;</text:span></text:p>
      <text:p text:style-name="P15"><text:span text:style-name="T2">a[target="_blank"] {</text:span></text:p>
      <text:p text:style-name="P15"><text:span text:style-name="T2"><text:s text:c="2"/>background-color: yellow;</text:span></text:p>
      <text:p text:style-name="P15"><text:span text:style-name="T2">}</text:span></text:p>
      <text:p text:style-name="P15"><text:span text:style-name="T2">&lt;/style&gt;</text:span></text:p>
      <text:p text:style-name="P15"><text:span text:style-name="T2">&lt;/head&gt;</text:span></text:p>
      <text:p text:style-name="P15"><text:span text:style-name="T2">&lt;body&gt;</text:span></text:p>
      <text:p text:style-name="P15"><text:span text:style-name="T2"/></text:p>
      <text:p text:style-name="P15"><text:span text:style-name="T2"/></text:p>
      <text:p text:style-name="P15"><text:span text:style-name="T2">&lt;a href="https://www.w3schools.com"&gt;w3schools.com&lt;/a&gt;</text:span></text:p>
      <text:p text:style-name="P15"><text:span text:style-name="T2">&lt;a href="http://www.disney.com" target="_blank"&gt;disney.com&lt;/a&gt;</text:span></text:p>
      <text:p text:style-name="P15"><text:span text:style-name="T2">&lt;a href="http://www.wikipedia.org" target="_top"&gt;wikipedia.org&lt;/a&gt;</text:span></text:p>
      <text:p text:style-name="P15"><text:span text:style-name="T2"/></text:p>
      <text:p text:style-name="P15"><text:span text:style-name="T2">&lt;/body&gt;</text:span></text:p>
      <text:p text:style-name="P15"><text:span text:style-name="T2">&lt;/html&gt;</text:span></text:p>
      <text:p text:style-name="Horizontal_20_Line"/>
      <text:h text:style-name="P4" text:outline-level="2">Selector CSS [a<text:span text:style-name="T8">tributo</text:span>~="<text:span text:style-name="T8">valor</text:span>"]</text:h>
      <text:p text:style-name="P20">El selector <text:span text:style-name="Source_20_Text"><text:span text:style-name="T2">[a</text:span></text:span><text:span text:style-name="Source_20_Text"><text:span text:style-name="T9">tributo</text:span></text:span><text:span text:style-name="Source_20_Text"><text:span text:style-name="T2">~="val</text:span></text:span><text:span text:style-name="Source_20_Text"><text:span text:style-name="T9">or</text:span></text:span><text:span text:style-name="Source_20_Text"><text:span text:style-name="T2">"]</text:span></text:span>se utiliza para seleccionar elementos con un valor de atributo que <text:span text:style-name="T10">contiene</text:span> una palabra específica.</text:p>
      <text:p text:style-name="P16">El siguiente ejemplo selecciona todos los elementos con un atributo de título que contiene una lista de palabras separadas por espacios, una de las cuales es "flo<text:span text:style-name="T8">r</text:span>":</text:p>
      <text:h text:style-name="P6" text:outline-level="3">Ejemplo</text:h>
      <text:p text:style-name="P17">[title~="flo<text:span text:style-name="T8">r</text:span>"] <text:span text:style-name="T3">{</text:span><text:span text:style-name="T4"><text:line-break/>  border</text:span><text:span text:style-name="T3">:</text:span><text:span text:style-name="T5"> 5px solid yellow</text:span><text:span text:style-name="T3">;</text:span><text:span text:style-name="T4"><text:line-break/></text:span><text:span text:style-name="T3">}</text:span></text:p>
      <text:p text:style-name="P18"><text:span text:style-name="T3">Ejemplo completo:</text:span></text:p>
      <text:p text:style-name="P16"><text:span text:style-name="T2"><text:s/>&lt;!DOCTYPE html&gt;</text:span></text:p>
      <text:p text:style-name="P16"><text:span text:style-name="T2">&lt;html&gt;</text:span></text:p>
      <text:p text:style-name="P16"><text:span text:style-name="T2">&lt;head&gt;</text:span></text:p>
      <text:p text:style-name="P16"><text:span text:style-name="T2">&lt;style&gt;</text:span></text:p>
      <text:p text:style-name="P16"><text:soft-page-break/><text:span text:style-name="T2">[title~="flo</text:span><text:span text:style-name="T9">r</text:span><text:span text:style-name="T2">"] {</text:span></text:p>
      <text:p text:style-name="P16"><text:span text:style-name="T2"><text:s text:c="2"/>border: 5px solid yellow;</text:span></text:p>
      <text:p text:style-name="P16"><text:span text:style-name="T2">}</text:span></text:p>
      <text:p text:style-name="P16"><text:span text:style-name="T2">&lt;/style&gt;</text:span></text:p>
      <text:p text:style-name="P16"><text:span text:style-name="T2">&lt;/head&gt;</text:span></text:p>
      <text:p text:style-name="P16"><text:span text:style-name="T2">&lt;body&gt;</text:span></text:p>
      <text:p text:style-name="P16"><text:span text:style-name="T2"/></text:p>
      <text:p text:style-name="P16"><text:span text:style-name="T2"/></text:p>
      <text:p text:style-name="P16"><text:span text:style-name="T2">&lt;img src="klematis.jpg" title="klematis flo</text:span><text:span text:style-name="T9">r</text:span><text:span text:style-name="T2">" width="150" height="113"&gt;</text:span></text:p>
      <text:p text:style-name="P16"><text:span text:style-name="T2">&lt;img src="img_flwr.gif" title="flo</text:span><text:span text:style-name="T9">r</text:span><text:span text:style-name="T2">" width="224" height="162"&gt;</text:span></text:p>
      <text:p text:style-name="P16"><text:span text:style-name="T2">&lt;img src="img_tree.gif" title="tree" width="200" height="358"&gt;</text:span></text:p>
      <text:p text:style-name="P16"><text:span text:style-name="T2"/></text:p>
      <text:p text:style-name="P16"><text:span text:style-name="T2">&lt;/body&gt;</text:span></text:p>
      <text:p text:style-name="P16"><text:span text:style-name="T2">&lt;/html&gt;</text:span></text:p>
      <text:p text:style-name="P16">El ejemplo anterior coincidirá con elementos con título="flor", título="flor de verano" y título="flor nueva", <text:span text:style-name="T10">pero no </text:span>con título="mi-flor" o título="flores".</text:p>
      <text:p text:style-name="Horizontal_20_Line"/>
      <text:h text:style-name="P4" text:outline-level="2">Selector CSS [a<text:span text:style-name="T8">tributo</text:span>|="valor"]</text:h>
      <text:p text:style-name="P20">El selector <text:span text:style-name="Source_20_Text"><text:span text:style-name="T2">[a</text:span></text:span><text:span text:style-name="Source_20_Text"><text:span text:style-name="T9">tributo</text:span></text:span><text:span text:style-name="Source_20_Text"><text:span text:style-name="T2">|="val</text:span></text:span><text:span text:style-name="Source_20_Text"><text:span text:style-name="T9">or</text:span></text:span><text:span text:style-name="Source_20_Text"><text:span text:style-name="T2">"]</text:span></text:span>se utiliza para seleccionar elementos con el atributo especificado, cuyo valor puede ser exactamente el valor especificado, o el valor especificado seguido de un guión (-).</text:p>
      <text:p text:style-name="P16"><text:span text:style-name="Strong_20_Emphasis">Nota: </text:span>El valor tiene que ser una palabra completa, ya sea sola, como class="top", o seguida de un guión ( - ), como class="top-text".</text:p>
      <text:h text:style-name="P6" text:outline-level="3">Ejemplo</text:h>
      <text:p text:style-name="P17">[class|="top"] <text:span text:style-name="T3">{</text:span><text:span text:style-name="T4"><text:line-break/>  background</text:span><text:span text:style-name="T3">:</text:span><text:span text:style-name="T5"> yellow</text:span><text:span text:style-name="T3">;</text:span><text:span text:style-name="T4"><text:line-break/></text:span><text:span text:style-name="T3">}</text:span></text:p>
      <text:p text:style-name="P15"><text:span text:style-name="T2"><text:s/></text:span><text:span text:style-name="T9">Ejemplo completo:</text:span></text:p>
      <text:p text:style-name="P15"><text:span text:style-name="T9">&lt;!DOCTYPE html&gt;</text:span></text:p>
      <text:p text:style-name="P15"><text:span text:style-name="T9">&lt;html&gt;</text:span></text:p>
      <text:p text:style-name="P15"><text:span text:style-name="T9">&lt;head&gt;</text:span></text:p>
      <text:p text:style-name="P15"><text:span text:style-name="T9">&lt;style&gt;</text:span></text:p>
      <text:p text:style-name="P15"><text:span text:style-name="T9">[class|="top"] {</text:span></text:p>
      <text:p text:style-name="P15"><text:span text:style-name="T9"><text:s text:c="2"/>background: yellow;</text:span></text:p>
      <text:p text:style-name="P15"><text:span text:style-name="T9">}</text:span></text:p>
      <text:p text:style-name="P15"><text:soft-page-break/><text:span text:style-name="T9">&lt;/style&gt;</text:span></text:p>
      <text:p text:style-name="P15"><text:span text:style-name="T9">&lt;/head&gt;</text:span></text:p>
      <text:p text:style-name="P15"><text:span text:style-name="T9">&lt;body&gt;</text:span></text:p>
      <text:p text:style-name="P15"><text:span text:style-name="T9"/></text:p>
      <text:p text:style-name="P15"><text:span text:style-name="T9">&lt;h1 class="top-header"&gt;Welcome&lt;/h1&gt;</text:span></text:p>
      <text:p text:style-name="P15"><text:span text:style-name="T9">&lt;p class="top-text"&gt;Hello world!&lt;/p&gt;</text:span></text:p>
      <text:p text:style-name="P15"><text:span text:style-name="T9">&lt;p class="topcontent"&gt;Are you learning CSS?&lt;/p&gt;</text:span></text:p>
      <text:p text:style-name="P15"><text:span text:style-name="T9"/></text:p>
      <text:p text:style-name="P15"><text:span text:style-name="T9">&lt;/body&gt;</text:span></text:p>
      <text:p text:style-name="P15"><text:span text:style-name="T9">&lt;/html&gt;</text:span></text:p>
      <text:p text:style-name="Horizontal_20_Line"/>
      <text:h text:style-name="P2" text:outline-level="2">Selector CSS [atributo^="valor"]</text:h>
      <text:p text:style-name="P20">El selector <text:span text:style-name="Source_20_Text"><text:span text:style-name="T2">[atributo^="val</text:span></text:span><text:span text:style-name="Source_20_Text"><text:span text:style-name="T9">or</text:span></text:span><text:span text:style-name="Source_20_Text"><text:span text:style-name="T2">"]</text:span></text:span>se utiliza para seleccionar elementos con el atributo especificado, cuyo valor comienza con el valor especificado.</text:p>
      <text:p text:style-name="P16">El siguiente ejemplo selecciona todos los elementos con un valor de atributo de clase que comienza con "top":</text:p>
      <text:p text:style-name="P16"><text:span text:style-name="Strong_20_Emphasis">Nota: ¡</text:span>El valor no tiene que ser una palabra completa!</text:p>
      <text:h text:style-name="P6" text:outline-level="3">Ejemplo</text:h>
      <text:p text:style-name="P17">[class^="top"] <text:span text:style-name="T3">{</text:span><text:span text:style-name="T4"><text:line-break/>  background</text:span><text:span text:style-name="T3">:</text:span><text:span text:style-name="T5"> yellow</text:span><text:span text:style-name="T3">;</text:span><text:span text:style-name="T4"><text:line-break/></text:span><text:span text:style-name="T3">}</text:span></text:p>
      <text:p text:style-name="P19"><text:span text:style-name="T9">Ejemplo completo:</text:span></text:p>
      <text:p text:style-name="P19"><text:span text:style-name="T2"><text:s/>&lt;!DOCTYPE html&gt;</text:span></text:p>
      <text:p text:style-name="P15"><text:span text:style-name="T2">&lt;html&gt;</text:span></text:p>
      <text:p text:style-name="P15"><text:span text:style-name="T2">&lt;head&gt;</text:span></text:p>
      <text:p text:style-name="P15"><text:span text:style-name="T2">&lt;style&gt;</text:span></text:p>
      <text:p text:style-name="P15"><text:span text:style-name="T2">[class^="top"] {</text:span></text:p>
      <text:p text:style-name="P15"><text:span text:style-name="T2"><text:s text:c="2"/>background: yellow;</text:span></text:p>
      <text:p text:style-name="P15"><text:span text:style-name="T2">}</text:span></text:p>
      <text:p text:style-name="P15"><text:span text:style-name="T2">&lt;/style&gt;</text:span></text:p>
      <text:p text:style-name="P15"><text:span text:style-name="T2">&lt;/head&gt;</text:span></text:p>
      <text:p text:style-name="P15"><text:span text:style-name="T2">&lt;body&gt;</text:span></text:p>
      <text:p text:style-name="P15"><text:span text:style-name="T2"/></text:p>
      <text:p text:style-name="P15"><text:span text:style-name="T2">&lt;h1 class="top-header"&gt;Welcome&lt;/h1&gt;</text:span></text:p>
      <text:p text:style-name="P15"><text:span text:style-name="T2">&lt;p class="top-text"&gt;Hello world!&lt;/p&gt;</text:span></text:p>
      <text:p text:style-name="P15"><text:span text:style-name="T2">&lt;p class="topcontent"&gt;Are you learning CSS?&lt;/p&gt;</text:span></text:p>
      <text:p text:style-name="P15"><text:span text:style-name="T2"/></text:p>
      <text:p text:style-name="P15"><text:span text:style-name="T2">&lt;/body&gt;</text:span></text:p>
      <text:p text:style-name="P15"><text:span text:style-name="T2">&lt;/html&gt;</text:span></text:p>
      <text:p text:style-name="Horizontal_20_Line"/>
      <text:h text:style-name="P2" text:outline-level="2"><text:soft-page-break/>Selector CSS [atributo$="valor"]</text:h>
      <text:p text:style-name="P20">El selector <text:span text:style-name="Source_20_Text"><text:span text:style-name="T2">[atributo$="val</text:span></text:span><text:span text:style-name="Source_20_Text"><text:span text:style-name="T9">or</text:span></text:span><text:span text:style-name="Source_20_Text"><text:span text:style-name="T2">"] </text:span></text:span>se utiliza para seleccionar elementos cuyo valor de atributo termina con un valor específico.</text:p>
      <text:p text:style-name="P16">El siguiente ejemplo selecciona todos los elementos con un valor de atributo de clase que termina en "<text:span text:style-name="T8">test</text:span>":</text:p>
      <text:p text:style-name="P16"><text:span text:style-name="Strong_20_Emphasis">Nota: ¡</text:span>El valor no tiene que ser una palabra completa! </text:p>
      <text:h text:style-name="P6" text:outline-level="3">Ejemplo</text:h>
      <text:p text:style-name="P17">[class$="test"] <text:span text:style-name="T3">{</text:span><text:span text:style-name="T4"><text:line-break/>  background</text:span><text:span text:style-name="T3">:</text:span><text:span text:style-name="T5"> yellow</text:span><text:span text:style-name="T3">;</text:span><text:span text:style-name="T4"><text:line-break/></text:span><text:span text:style-name="T3">}</text:span></text:p>
      <text:p text:style-name="P19"><text:span text:style-name="T9">Ejemplo completo:</text:span></text:p>
      <text:p text:style-name="P19"><text:span text:style-name="T2">&lt;!DOCTYPE html&gt;</text:span></text:p>
      <text:p text:style-name="P15"><text:span text:style-name="T2">&lt;html&gt;</text:span></text:p>
      <text:p text:style-name="P15"><text:span text:style-name="T2">&lt;head&gt;</text:span></text:p>
      <text:p text:style-name="P15"><text:span text:style-name="T2">&lt;style&gt; </text:span></text:p>
      <text:p text:style-name="P15"><text:span text:style-name="T2">[class$="test"] {</text:span></text:p>
      <text:p text:style-name="P15"><text:span text:style-name="T2"><text:s text:c="2"/>background: yellow;</text:span></text:p>
      <text:p text:style-name="P15"><text:span text:style-name="T2">}</text:span></text:p>
      <text:p text:style-name="P15"><text:span text:style-name="T2">&lt;/style&gt;</text:span></text:p>
      <text:p text:style-name="P15"><text:span text:style-name="T2">&lt;/head&gt;</text:span></text:p>
      <text:p text:style-name="P15"><text:span text:style-name="T2">&lt;body&gt;</text:span></text:p>
      <text:p text:style-name="P15"><text:span text:style-name="T2"/></text:p>
      <text:p text:style-name="P15"><text:span text:style-name="T2">&lt;div class="first_test"&gt;The first div element.&lt;/div&gt;</text:span></text:p>
      <text:p text:style-name="P15"><text:span text:style-name="T2">&lt;div class="second"&gt;The second div element.&lt;/div&gt;</text:span></text:p>
      <text:p text:style-name="P15"><text:span text:style-name="T2">&lt;div class="my-test"&gt;The third div element.&lt;/div&gt;</text:span></text:p>
      <text:p text:style-name="P15"><text:span text:style-name="T2">&lt;p class="mytest"&gt;This is some text in a paragraph.&lt;/p&gt;</text:span></text:p>
      <text:p text:style-name="P15"><text:span text:style-name="T2"/></text:p>
      <text:p text:style-name="P15"><text:span text:style-name="T2">&lt;/body&gt;</text:span></text:p>
      <text:p text:style-name="P15"><text:span text:style-name="T2">&lt;/html&gt;</text:span></text:p>
      <text:p text:style-name="Horizontal_20_Line"/>
      <text:h text:style-name="P2" text:outline-level="2">Selector CSS [atributo*="valor"]</text:h>
      <text:p text:style-name="P20">El selector <text:span text:style-name="Source_20_Text"><text:span text:style-name="T2">[atributo*="val</text:span></text:span><text:span text:style-name="Source_20_Text"><text:span text:style-name="T9">or</text:span></text:span><text:span text:style-name="Source_20_Text"><text:span text:style-name="T2">"] </text:span></text:span>se utiliza para seleccionar elementos cuyo valor de atributo contiene un valor específico.</text:p>
      <text:p text:style-name="P16">El siguiente ejemplo selecciona todos los elementos con un valor de atributo de clase que contiene "te":</text:p>
      <text:p text:style-name="P16"><text:span text:style-name="Strong_20_Emphasis">Nota: ¡</text:span>El valor no tiene que ser una palabra completa!</text:p>
      <text:h text:style-name="P6" text:outline-level="3"><text:soft-page-break/>Ejemplo</text:h>
      <text:p text:style-name="P17">[class*="te"] <text:span text:style-name="T3">{</text:span><text:span text:style-name="T4"><text:line-break/>  background</text:span><text:span text:style-name="T3">:</text:span><text:span text:style-name="T5"> yellow</text:span><text:span text:style-name="T3">;</text:span><text:span text:style-name="T4"><text:line-break/></text:span><text:span text:style-name="T3">}</text:span></text:p>
      <text:p text:style-name="P19"><text:span text:style-name="T9">Ejemplo completo:</text:span></text:p>
      <text:p text:style-name="P19"><text:span text:style-name="T9">&lt;!DOCTYPE html&gt;</text:span></text:p>
      <text:p text:style-name="P19"><text:span text:style-name="T9">&lt;html&gt;</text:span></text:p>
      <text:p text:style-name="P19"><text:span text:style-name="T9">&lt;head&gt;</text:span></text:p>
      <text:p text:style-name="P19"><text:span text:style-name="T9">&lt;style&gt; </text:span></text:p>
      <text:p text:style-name="P19"><text:span text:style-name="T9">[class*="te"] {</text:span></text:p>
      <text:p text:style-name="P19"><text:span text:style-name="T9"><text:s text:c="2"/>background: yellow;</text:span></text:p>
      <text:p text:style-name="P19"><text:span text:style-name="T9">}</text:span></text:p>
      <text:p text:style-name="P19"><text:span text:style-name="T9">&lt;/style&gt;</text:span></text:p>
      <text:p text:style-name="P19"><text:span text:style-name="T9">&lt;/head&gt;</text:span></text:p>
      <text:p text:style-name="P19"><text:span text:style-name="T9">&lt;body&gt;</text:span></text:p>
      <text:p text:style-name="P19"><text:span text:style-name="T9"/></text:p>
      <text:p text:style-name="P19"><text:span text:style-name="T9">&lt;div class="first_test"&gt;The first div element.&lt;/div&gt;</text:span></text:p>
      <text:p text:style-name="P19"><text:span text:style-name="T9">&lt;div class="second"&gt;The second div element.&lt;/div&gt;</text:span></text:p>
      <text:p text:style-name="P19"><text:span text:style-name="T9">&lt;div class="my-test"&gt;The third div element.&lt;/div&gt;</text:span></text:p>
      <text:p text:style-name="P19"><text:span text:style-name="T9">&lt;p class="mytest"&gt;This is some text in a paragraph.&lt;/p&gt;</text:span></text:p>
      <text:p text:style-name="P19"><text:span text:style-name="T9"/></text:p>
      <text:p text:style-name="P19"><text:span text:style-name="T9">&lt;/body&gt;</text:span></text:p>
      <text:p text:style-name="P19"><text:span text:style-name="T9">&lt;/html&gt;</text:span></text:p>
      <text:p text:style-name="Horizontal_20_Line"/>
      <text:h text:style-name="P5" text:outline-level="2">Dando estilo a formularios</text:h>
      <text:p text:style-name="P16">Los selectores de atributos pueden ser útiles para diseñar formularios sin clase o ID:</text:p>
      <text:h text:style-name="P6" text:outline-level="3">Ejemplo</text:h>
      <text:p text:style-name="P17">input[type="text"] <text:span text:style-name="T3">{</text:span><text:span text:style-name="T4"><text:line-break/>  width</text:span><text:span text:style-name="T3">:</text:span><text:span text:style-name="T5"> 150px</text:span><text:span text:style-name="T3">;</text:span><text:span text:style-name="T4"><text:line-break/>  display</text:span><text:span text:style-name="T3">:</text:span><text:span text:style-name="T5"> block</text:span><text:span text:style-name="T3">;</text:span><text:span text:style-name="T4"><text:line-break/>  margin-bottom</text:span><text:span text:style-name="T3">:</text:span><text:span text:style-name="T5"> 10px</text:span><text:span text:style-name="T3">;</text:span><text:span text:style-name="T4"><text:line-break/>  background-color</text:span><text:span text:style-name="T3">:</text:span><text:span text:style-name="T5"> yellow</text:span><text:span text:style-name="T3">;</text:span><text:span text:style-name="T4"><text:line-break/></text:span><text:span text:style-name="T3">}</text:span><text:line-break/><text:line-break/>input[type="button"] <text:span text:style-name="T3">{</text:span><text:span text:style-name="T4"><text:line-break/>  width</text:span><text:span text:style-name="T3">:</text:span><text:span text:style-name="T5"> 120px</text:span><text:span text:style-name="T3">;</text:span><text:span text:style-name="T4"><text:line-break/>  margin-left</text:span><text:span text:style-name="T3">:</text:span><text:span text:style-name="T5"> 35px</text:span><text:span text:style-name="T3">;</text:span><text:span text:style-name="T4"><text:line-break/>  display</text:span><text:span text:style-name="T3">:</text:span><text:span text:style-name="T5"> block</text:span><text:span text:style-name="T3">;</text:span><text:span text:style-name="T4"><text:line-break/></text:span><text:span text:style-name="T3">}</text:span></text:p>
      <text:p text:style-name="P16"><text:span text:style-name="T2"><text:s/></text:span><text:span text:style-name="T9">Ejemplo completo:</text:span></text:p>
      <text:p text:style-name="P16"><text:span text:style-name="T9">&lt;!DOCTYPE html&gt;</text:span></text:p>
      <text:p text:style-name="P16"><text:soft-page-break/><text:span text:style-name="T9">&lt;html&gt;</text:span></text:p>
      <text:p text:style-name="P16"><text:span text:style-name="T9">&lt;head&gt;</text:span></text:p>
      <text:p text:style-name="P16"><text:span text:style-name="T9">&lt;style&gt;</text:span></text:p>
      <text:p text:style-name="P16"><text:span text:style-name="T9">input[type="text"] {</text:span></text:p>
      <text:p text:style-name="P16"><text:span text:style-name="T9"><text:s text:c="2"/>width: 150px;</text:span></text:p>
      <text:p text:style-name="P16"><text:span text:style-name="T9"><text:s text:c="2"/>display: block;</text:span></text:p>
      <text:p text:style-name="P16"><text:span text:style-name="T9"><text:s text:c="2"/>margin-bottom: 10px;</text:span></text:p>
      <text:p text:style-name="P16"><text:span text:style-name="T9"><text:s text:c="2"/>background-color: yellow;</text:span></text:p>
      <text:p text:style-name="P16"><text:span text:style-name="T9">}</text:span></text:p>
      <text:p text:style-name="P16"><text:span text:style-name="T9"/></text:p>
      <text:p text:style-name="P16"><text:span text:style-name="T9">input[type="button"] {</text:span></text:p>
      <text:p text:style-name="P16"><text:span text:style-name="T9"><text:s text:c="2"/>width: 120px;</text:span></text:p>
      <text:p text:style-name="P16"><text:span text:style-name="T9"><text:s text:c="2"/>margin-left: 35px;</text:span></text:p>
      <text:p text:style-name="P16"><text:span text:style-name="T9"><text:s text:c="2"/>display: block;</text:span></text:p>
      <text:p text:style-name="P16"><text:span text:style-name="T9">}</text:span></text:p>
      <text:p text:style-name="P16"><text:span text:style-name="T9">&lt;/style&gt;</text:span></text:p>
      <text:p text:style-name="P16"><text:span text:style-name="T9">&lt;/head&gt;</text:span></text:p>
      <text:p text:style-name="P16"><text:span text:style-name="T9">&lt;body&gt;</text:span></text:p>
      <text:p text:style-name="P16"><text:span text:style-name="T9"/></text:p>
      <text:p text:style-name="P16"><text:span text:style-name="T9">&lt;h2&gt;Styling Forms&lt;/h2&gt;</text:span></text:p>
      <text:p text:style-name="P16"><text:span text:style-name="T9"/></text:p>
      <text:p text:style-name="P16"><text:span text:style-name="T9">&lt;form name="input" action="" method="get"&gt;</text:span></text:p>
      <text:p text:style-name="P16"><text:span text:style-name="T9"><text:s text:c="2"/>Firstname:&lt;input type="text" name="Name" value="Peter" size="20"&gt;</text:span></text:p>
      <text:p text:style-name="P16"><text:span text:style-name="T9"><text:s text:c="2"/>Lastname:&lt;input type="text" name="Name" value="Griffin" size="20"&gt;</text:span></text:p>
      <text:p text:style-name="P16"><text:span text:style-name="T9"><text:s text:c="2"/>&lt;input type="button" value="Example Button"&gt;</text:span></text:p>
      <text:p text:style-name="P16"><text:span text:style-name="T9">&lt;/form&gt;</text:span></text:p>
      <text:p text:style-name="P16"><text:span text:style-name="T9"/></text:p>
      <text:p text:style-name="P16"><text:span text:style-name="T9">&lt;/body&gt;</text:span></text:p>
      <text:p text:style-name="P16"><text:span text:style-name="T9">&lt;/html&gt;</text:span></text:p>
      <text:p text:style-name="P16"/>
      <text:p text:style-name="Horizontal_20_Line"/>
      <text:h text:style-name="P2" text:outline-level="2"><text:soft-page-break/></text:h>
      <text:h text:style-name="P3" text:outline-level="2">Ejercicio:</text:h>
      <text:p text:style-name="P16"><text:span text:style-name="T2">Establezca el color de fondo en "</text:span><text:span text:style-name="T9">red</text:span><text:span text:style-name="T2">" para los elementos &lt;a&gt; que tienen un atributo </text:span><text:span text:style-name="Source_20_Text"><text:span text:style-name="T2">target</text:span></text:span><text:span text:style-name="T2">.</text:span></text:p>
      <text:p text:style-name="P9">&lt;style&gt;</text:p>
      <text:p text:style-name="P7"><text:s/>{</text:p>
      <text:p text:style-name="P7"><text:s text:c="2"/>background-color: red;</text:p>
      <text:p text:style-name="P7">}</text:p>
      <text:p text:style-name="P7">&lt;/style&gt;</text:p>
      <text:p text:style-name="P7"/>
      <text:p text:style-name="P7">&lt;body&gt;</text:p>
      <text:p text:style-name="P7"><text:s text:c="2"/>&lt;a href="https://w3schools.com"&gt;w3schools.com&lt;/a&gt;</text:p>
      <text:p text:style-name="P7"><text:s text:c="2"/>&lt;a href="http://disney.com" target="_blank"&gt;Disney.com&lt;/a&gt;</text:p>
      <text:p text:style-name="P7"><text:s text:c="2"/>&lt;a href="http://wikipedia.org" target="_top"&gt;wikipedia.org&lt;/a&gt;</text:p>
      <text:p text:style-name="P8">&lt;/body&gt;</text:p>
      <text:p text:style-name="P16"><text:span text:style-name="T2"><text:line-break/></text:span></text:p>
      <text:p text:style-name="Horizontal_20_Line"/>
      <text:h text:style-name="P2" text:outline-level="2">Todos los selectores de atributos CSS</text:h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Selector</text:p>
          </table:table-cell>
          <table:table-cell table:style-name="Tabla1.A1" office:value-type="string">
            <text:p text:style-name="P13">E<text:span text:style-name="T8">jemplo</text:span></text:p>
          </table:table-cell>
          <table:table-cell table:style-name="Tabla1.A1" office:value-type="string">
            <text:p text:style-name="P14">Descripción del ejemplo</text:p>
          </table:table-cell>
        </table:table-row>
        <table:table-row table:style-name="Tabla1.2">
          <table:table-cell table:style-name="Tabla1.A1" office:value-type="string">
            <text:p text:style-name="P10"><text:a xlink:type="simple" xlink:href="https://www.w3schools.com/cssref/sel_attribute.php" text:style-name="Internet_20_link" text:visited-style-name="Visited_20_Internet_20_Link"><text:span text:style-name="T6">[atribut</text:span><text:span text:style-name="T7">o</text:span><text:span text:style-name="T6">]</text:span></text:a></text:p>
          </table:table-cell>
          <table:table-cell table:style-name="Tabla1.A1" office:value-type="string">
            <text:p text:style-name="P10">[target]</text:p>
          </table:table-cell>
          <table:table-cell table:style-name="Tabla1.A1" office:value-type="string">
            <text:p text:style-name="P12">Selecciona todos los elementos con un atributo target</text:p>
          </table:table-cell>
        </table:table-row>
        <table:table-row table:style-name="Tabla1.1">
          <table:table-cell table:style-name="Tabla1.A1" office:value-type="string">
            <text:p text:style-name="P10"><text:a xlink:type="simple" xlink:href="https://www.w3schools.com/cssref/sel_attribute_value.php" text:style-name="Internet_20_link" text:visited-style-name="Visited_20_Internet_20_Link"><text:span text:style-name="T6">[at</text:span><text:span text:style-name="T7">r</text:span><text:span text:style-name="T6">ibut</text:span><text:span text:style-name="T7">o</text:span><text:span text:style-name="T6">=val</text:span><text:span text:style-name="T7">or</text:span><text:span text:style-name="T6">]</text:span></text:a></text:p>
          </table:table-cell>
          <table:table-cell table:style-name="Tabla1.A1" office:value-type="string">
            <text:p text:style-name="P10">[target="_blank"]</text:p>
          </table:table-cell>
          <table:table-cell table:style-name="Tabla1.A1" office:value-type="string">
            <text:p text:style-name="P10"><text:span text:style-name="T8">Selecciona todos los elementos con</text:span> target="_blank"</text:p>
          </table:table-cell>
        </table:table-row>
        <table:table-row table:style-name="Tabla1.2">
          <table:table-cell table:style-name="Tabla1.A1" office:value-type="string">
            <text:p text:style-name="P10"><text:a xlink:type="simple" xlink:href="https://www.w3schools.com/cssref/sel_attribute_value_contains.php" text:style-name="Internet_20_link" text:visited-style-name="Visited_20_Internet_20_Link"><text:span text:style-name="T6">[atribut</text:span><text:span text:style-name="T7">o</text:span><text:span text:style-name="T6">~=val</text:span><text:span text:style-name="T7">or</text:span><text:span text:style-name="T6">]</text:span></text:a></text:p>
          </table:table-cell>
          <table:table-cell table:style-name="Tabla1.A1" office:value-type="string">
            <text:p text:style-name="P10">[title~="flower"]</text:p>
          </table:table-cell>
          <table:table-cell table:style-name="Tabla1.A1" office:value-type="string">
            <text:p text:style-name="P10"><text:span text:style-name="T8">Selecciona todos los elementos con un atributo title que contiene una lista de palabras separada por espacio una de las cuales es </text:span>"flower"</text:p>
          </table:table-cell>
        </table:table-row>
        <table:table-row table:style-name="Tabla1.1">
          <table:table-cell table:style-name="Tabla1.A1" office:value-type="string">
            <text:p text:style-name="P10"><text:a xlink:type="simple" xlink:href="https://www.w3schools.com/cssref/sel_attribute_value_lang.php" text:style-name="Internet_20_link" text:visited-style-name="Visited_20_Internet_20_Link"><text:span text:style-name="T6">[atribut</text:span><text:span text:style-name="T7">o</text:span><text:span text:style-name="T6">|=val</text:span><text:span text:style-name="T7">or</text:span><text:span text:style-name="T6">]</text:span></text:a></text:p>
          </table:table-cell>
          <table:table-cell table:style-name="Tabla1.A1" office:value-type="string">
            <text:p text:style-name="P10">[lang|="en"]</text:p>
          </table:table-cell>
          <table:table-cell table:style-name="Tabla1.A1" office:value-type="string">
            <text:p text:style-name="P10"><text:span text:style-name="T8">Selecciona todos los elementos cuyo valor del atributo</text:span> lang <text:span text:style-name="T8">comienza con</text:span> "en"</text:p>
          </table:table-cell>
        </table:table-row>
        <table:table-row table:style-name="Tabla1.2">
          <table:table-cell table:style-name="Tabla1.A1" office:value-type="string">
            <text:p text:style-name="P10"><text:a xlink:type="simple" xlink:href="https://www.w3schools.com/cssref/sel_attr_begin.php" text:style-name="Internet_20_link" text:visited-style-name="Visited_20_Internet_20_Link"><text:span text:style-name="T6">[atribut</text:span><text:span text:style-name="T7">o</text:span><text:span text:style-name="T6">^=val</text:span><text:span text:style-name="T7">or</text:span><text:span text:style-name="T6">]</text:span></text:a></text:p>
          </table:table-cell>
          <table:table-cell table:style-name="Tabla1.A1" office:value-type="string">
            <text:p text:style-name="P10">a[href^="https"]</text:p>
          </table:table-cell>
          <table:table-cell table:style-name="Tabla1.A1" office:value-type="string">
            <text:p text:style-name="P10"><text:span text:style-name="T8">Selecciona todos los elementos</text:span> &lt;a&gt; <text:span text:style-name="T8">con un valor del atributo </text:span>href <text:span text:style-name="T8">que comienza con</text:span> "https"</text:p>
          </table:table-cell>
        </table:table-row>
        <table:table-row table:style-name="Tabla1.1">
          <table:table-cell table:style-name="Tabla1.A1" office:value-type="string">
            <text:p text:style-name="P10"><text:a xlink:type="simple" xlink:href="https://www.w3schools.com/cssref/sel_attr_end.php" text:style-name="Internet_20_link" text:visited-style-name="Visited_20_Internet_20_Link"><text:span text:style-name="T6">[atribut</text:span><text:span text:style-name="T7">o</text:span><text:span text:style-name="T6">$=val</text:span><text:span text:style-name="T7">or</text:span><text:span text:style-name="T6">]</text:span></text:a></text:p>
          </table:table-cell>
          <table:table-cell table:style-name="Tabla1.A1" office:value-type="string">
            <text:p text:style-name="P10">a[href$=".pdf"]</text:p>
          </table:table-cell>
          <table:table-cell table:style-name="Tabla1.A1" office:value-type="string">
            <text:p text:style-name="P10"><text:span text:style-name="T8">Selecciona todos los elementos </text:span>&lt;a&gt; <text:span text:style-name="T8">con un valor del atributo href que finaliza con </text:span>".pdf"</text:p>
          </table:table-cell>
        </table:table-row>
        <table:table-row table:style-name="Tabla1.2">
          <table:table-cell table:style-name="Tabla1.A1" office:value-type="string">
            <text:p text:style-name="P10"><text:a xlink:type="simple" xlink:href="https://www.w3schools.com/cssref/sel_attr_contain.php" text:style-name="Internet_20_link" text:visited-style-name="Visited_20_Internet_20_Link"><text:span text:style-name="T6">[atribut</text:span><text:span text:style-name="T7">o</text:span><text:span text:style-name="T6">*=val</text:span><text:span text:style-name="T7">or</text:span><text:span text:style-name="T6">]</text:span></text:a></text:p>
          </table:table-cell>
          <table:table-cell table:style-name="Tabla1.A1" office:value-type="string">
            <text:p text:style-name="P10">a[href*="w3schools"]</text:p>
          </table:table-cell>
          <table:table-cell table:style-name="Tabla1.A1" office:value-type="string">
            <text:p text:style-name="P11"><text:span text:style-name="T8">Selecciona todos los elementos </text:span>&lt;a&gt; <text:span text:style-name="T8">con un valor del atributo href que contiene la subcadena</text:span> "w3schools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6:53:52.303000000</meta:creation-date>
    <dc:date>2024-03-05T17:18:19.962000000</dc:date>
    <meta:editing-duration>PT24M28S</meta:editing-duration>
    <meta:editing-cycles>1</meta:editing-cycles>
    <meta:generator>LibreOffice/7.6.0.3$Windows_X86_64 LibreOffice_project/69edd8b8ebc41d00b4de3915dc82f8f0fc3b6265</meta:generator>
    <meta:document-statistic meta:table-count="1" meta:image-count="0" meta:object-count="0" meta:page-count="8" meta:paragraph-count="225" meta:word-count="853" meta:character-count="6894" meta:non-whitespace-character-count="6184"/>
  </office:meta>
</office:document-meta>
</file>